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5.3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spreadsheet>
      <table:table table:name="CANTID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style-name="Default" table:number-columns-repeated="4"/>
          <table:table-cell table:number-columns-repeated="12"/>
        </table:table-row>
        <table:table-row table:style-name="ro2">
          <table:table-cell table:style-name="Default"/>
          <table:table-cell table:style-name="ce4" office:value-type="string" calcext:value-type="string">
            <text:p>Requisitos del programa 1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15"/>
        </table:table-row>
        <table:table-row table:style-name="ro1">
          <table:table-cell table:style-name="ce3" office:value-type="string" calcext:value-type="string">
            <text:p>Codigo 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5" office:value-type="string" calcext:value-type="string">
            <text:p>Calcular Media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Descripcion </text:p>
          </table:table-cell>
          <table:table-cell table:style-name="ce5" office:value-type="string" calcext:value-type="string">
            <text:p>Calcular la media (sumatoria de todos los numeros dividido el total de numeros) de un conjunto de numeros ingresados en un archivo de texto plano 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5" office:value-type="string" calcext:value-type="string">
            <text:p>Archivo <text:s/>con los números a los cules se les va a calcular la media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Salidas</text:p>
          </table:table-cell>
          <table:table-cell table:style-name="ce5" office:value-type="string" calcext:value-type="string">
            <text:p>Media de los números en el archivo de dat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style-name="ce3" office:value-type="string" calcext:value-type="string">
            <text:p>Codigo 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2"/>
        </table:table-row>
        <table:table-row table:style-name="ro3">
          <table:table-cell table:style-name="ce3" office:value-type="string" calcext:value-type="string">
            <text:p>Requisito</text:p>
          </table:table-cell>
          <table:table-cell table:style-name="ce5" office:value-type="string" calcext:value-type="string">
            <text:p>Calcular <text:span text:style-name="T1">desviación</text:span> estandar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Descripcion </text:p>
          </table:table-cell>
          <table:table-cell table:style-name="ce5" office:value-type="string" calcext:value-type="string">
            <text:p>Calcular la desviacion estandar <text:s/>(diferencia al cuadrado entre cada numero y la media, el resultado se <text:s/>dividido entre el total de numeros) de un conjunto de numeros ingresados en un archivo de texto plano 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6" office:value-type="string" calcext:value-type="string">
            <text:p>Archivo <text:s/>con los números a los cules se les va a calcular la media, media de los númer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Salidas</text:p>
          </table:table-cell>
          <table:table-cell table:style-name="ce5" office:value-type="string" calcext:value-type="string">
            <text:p>Desviación estandar de los números en el archivo de dat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style-name="ce3" office:value-type="string" calcext:value-type="string">
            <text:p>Codigo 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5" office:value-type="string" calcext:value-type="string">
            <text:p>Leer archivo de texto con los númer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Descripcion </text:p>
          </table:table-cell>
          <table:table-cell table:style-name="ce5" office:value-type="string" calcext:value-type="string">
            <text:p>Se debe leer un archivo .txt con los números a los cuales se les va a calcular la media y la desviación estandar</text:p>
          </table:table-cell>
          <table:table-cell table:style-name="ce5" table:number-columns-repeated="2"/>
          <table:table-cell table:number-columns-repeated="12"/>
        </table:table-row>
        <table:table-row table:style-name="ro3">
          <table:table-cell table:style-name="ce3" office:value-type="string" calcext:value-type="string">
            <text:p>Entradas</text:p>
          </table:table-cell>
          <table:table-cell table:style-name="ce6" office:value-type="string" calcext:value-type="string">
            <text:p>Ruta de la ubucación del archivo con los númer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Salidas</text:p>
          </table:table-cell>
          <table:table-cell table:style-name="ce5" office:value-type="string" calcext:value-type="string">
            <text:p>Números leidos en el sistema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style-name="ce3" office:value-type="string" calcext:value-type="string">
            <text:p>Codigo 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5" office:value-type="string" calcext:value-type="string">
            <text:p>Almacenar los numeros en una Lista ligada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Descripcion </text:p>
          </table:table-cell>
          <table:table-cell table:style-name="ce5" office:value-type="string" calcext:value-type="string">
            <text:p>Los números leidos desde el archivo plano deben ser almacenados en una lista ligada en memoria</text:p>
          </table:table-cell>
          <table:table-cell table:style-name="ce5" table:number-columns-repeated="2"/>
          <table:table-cell table:number-columns-repeated="12"/>
        </table:table-row>
        <table:table-row table:style-name="ro3">
          <table:table-cell table:style-name="ce3" office:value-type="string" calcext:value-type="string">
            <text:p>Entradas</text:p>
          </table:table-cell>
          <table:table-cell table:style-name="ce6" office:value-type="string" calcext:value-type="string">
            <text:p>Ruta de la ubucación del archivo con los números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table:style-name="ce3" office:value-type="string" calcext:value-type="string">
            <text:p>Salidas</text:p>
          </table:table-cell>
          <table:table-cell table:style-name="ce5" office:value-type="string" calcext:value-type="string">
            <text:p>Números leidos en el sistema</text:p>
          </table:table-cell>
          <table:table-cell table:style-name="ce5" table:number-columns-repeated="2"/>
          <table:table-cell table:number-columns-repeated="12"/>
        </table:table-row>
        <table:table-row table:style-name="ro1" table:number-rows-repeated="13">
          <table:table-cell table:style-name="ce2"/>
          <table:table-cell table:number-columns-repeated="15"/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or: el cálculo no conver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Error: el cálculo no conver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5-12-01T15:17:35.984257051</meta:creation-date>
    <dc:date>2015-12-01T15:43:37.965874031</dc:date>
    <dc:creator>System User</dc:creator>
    <meta:editing-duration>PT17M41S</meta:editing-duration>
    <meta:editing-cycles>2</meta:editing-cycles>
    <meta:generator>LibreOffice/4.1.3.2$Linux_X86_64 LibreOffice_project/410m0$Build-2</meta:generator>
    <meta:document-statistic meta:table-count="1" meta:cell-count="41" meta:object-count="0"/>
  </office:meta>
</office:document-meta>
</file>